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nknownPrefixException.UnknownPrefixException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knownPrefixException.UnknownPrefixException( String message , Throwable root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